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on this page</text:p>
          </table:table-cell>
        </table:table-row>
        <table:table-row table:style-name="ro1">
          <table:table-cell office:value-type="string" calcext:value-type="string">
            <text:p>S003194221400257X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57X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57X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400541X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541X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271.pdf_2.png_segment_0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2817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2817.pdf_3.png_segment_1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2817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10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3.png_segment_1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2817.pdf_5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4003185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3185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185.pdf_2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27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27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0031942214003343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3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343.pdf_9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3343.pdf_9.png_segment_1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3343.pdf_9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3343.pdf_9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3343.pdf_9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0031942214004117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6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3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3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4004117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3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4004117.pdf_7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4004117.pdf_7.png_segment_19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5000436.pdf_3.png_segment_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5000436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0436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0436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5001739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001739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5300388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4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5300388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2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2.png_segment_6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31942216300061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6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6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6.png_segment_8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6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061.pdf_7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2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6300061.pdf_7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61.pdf_7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085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6300085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334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003194221630048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48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4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3194221630048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630048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6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6300486.pdf_6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730097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003194221730097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097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097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169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1693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03194221730169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54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46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58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583.pdf_2.png_segment_4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7302649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7302649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31942218300566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0031942218300566.pdf_6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3])" office:value-type="float" office:value="153" calcext:value-type="float">
            <text:p>153</text:p>
          </table:table-cell>
          <table:table-cell table:formula="of:=SUM([.C2:.C183])" office:value-type="float" office:value="177" calcext:value-type="float">
            <text:p>177</text:p>
          </table:table-cell>
          <table:table-cell table:formula="of:=SUM([.D2:.D183])" office:value-type="float" office:value="12" calcext:value-type="float">
            <text:p>12</text:p>
          </table:table-cell>
          <table:table-cell table:formula="of:=SUM([.E2:.E183])" office:value-type="float" office:value="19" calcext:value-type="float">
            <text:p>19</text:p>
          </table:table-cell>
          <table:table-cell table:formula="of:=SUM([.F2:.F183])" office:value-type="float" office:value="0" calcext:value-type="float">
            <text:p>0</text:p>
          </table:table-cell>
          <table:table-cell table:formula="of:=SUM([.G2:.G18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m of recognized molecules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of all molecules</text:p>
          </table:table-cell>
          <table:table-cell table:formula="of:=[.B185]+[.G184]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recognized molecules</text:p>
          </table:table-cell>
          <table:table-cell table:formula="of:=[.B185]/[.B186]" office:value-type="float" office:value="0.888349514563107" calcext:value-type="float">
            <text:p>0.888349514563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ONLY MODEL</text:p>
          </table:table-cell>
          <table:table-cell table:formula="of:=[.B184]/[.B185]" office:value-type="float" office:value="0.836065573770492" calcext:value-type="float">
            <text:p>0.836065573770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complete molecules AFTER EXPANSION</text:p>
          </table:table-cell>
          <table:table-cell table:formula="of:=[.C184]/[.B185]" office:value-type="float" office:value="0.967213114754098" calcext:value-type="float">
            <text:p>0.967213114754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ONLY MODEL</text:p>
          </table:table-cell>
          <table:table-cell table:formula="of:=[.D184]/[.B185]" office:value-type="float" office:value="0.0655737704918033" calcext:value-type="float">
            <text:p>0.06557377049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inclusion of additional objects AFTER EXPANSION</text:p>
          </table:table-cell>
          <table:table-cell table:formula="of:=[.E184]/[.B185]" office:value-type="float" office:value="0.103825136612022" calcext:value-type="float">
            <text:p>0.10382513661202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19:37:51.576321540</dc:date>
    <meta:editing-duration>PT15M10S</meta:editing-duration>
    <meta:editing-cycles>3</meta:editing-cycles>
    <meta:generator>LibreOffice/6.0.7.3$Linux_X86_64 LibreOffice_project/00m0$Build-3</meta:generator>
    <meta:document-statistic meta:table-count="1" meta:cell-count="633" meta:object-count="0"/>
  </office:meta>
</office:document-meta>
</file>